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31, 1893</text:p>
      <text:p text:style-name="P5">Month<text:tab/><text:tab/><text:tab/><text:tab/><text:tab/><text:tab/>Jul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 original manuscript is accompanied by a typewritten copy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PUBLIC LIBRARY./</text:p>
      <text:p text:style-name="P2">JAMES K. HOSMER,/</text:p>
      <text:p text:style-name="P2">LIBRARIAN./</text:p>
      <text:p text:style-name="P3">Minneapolis, Minn., July 31st 1893/</text:p>
      <text:p text:style-name="P2">The book printed in Amsterdam in beautiful types and dedicated to four eminent officials in/ that city, is illustrated in each of its treatises by pictures indicating the subject discussed therein. <text:s/>Thus, by/ way of explanation, to signify that a treatise refers to the obligation of bringing the first ripe fruits of the Holy/ Land to the Temple, the picture represents men carrying their baskets, ornamented, as described in the Mishnah; the priest/ receiving them, and listening to the declaration of the faithful, who obeyed the ordinance, as prescribed in Deuteronomy./ <text:s/>Every page contains the Hebrew text, which occasionally presents some slight inaccuracy, but which is generally/ correct. <text:s/>Opposite to it is a clear Latin translation, under the Hebrew and its translation, is found on one side/ Maimonides comment, and on the other Bartmore's exposition, which generally embodies Talmudical decisions./ <text:s/>Surenhusius enriches the whole with pertinent and erudite remarks./</text:p>
      <text:p text:style-name="P2">Looking further it will be observed that each volume of the six <text:span text:style-name="T2">Sedarim</text:span><text:span text:style-name="T3">, or orders of the Mishnah,/ is dedicated to different persons standing socially high, and each is prefaced by a very learned introduction/ written by Surenhusius. <text:s/>Worthy of the man is his appreciation of the treatise </text:span><text:span text:style-name="T2">Aboth</text:span><text:span text:style-name="T3">, or "sentences/ of the Hebrew Sages", which compare well with the moral sayings of Epictetus, or other authors on/ Ethics. <text:s/>Valuable and very convenient is the Hebrew and Latin Index, at the end of/ every </text:span><text:soft-page-break/><text:span text:style-name="T3">volume, and much is Surenhusius to be commended for the thoroughness of his work./ <text:s/>Not infrequently a word or a phrase in parenthesis, in the course of his version, facilitates the under-/-standing of the original. <text:s/>When consideration is made that the work was printed in 1698, one may/ well wonder at the excellency of its typography and the splendid state of its preservation./ <text:s/>S. 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5:09:46.34</meta:creation-date>
    <meta:document-statistic meta:table-count="0" meta:image-count="0" meta:object-count="0" meta:page-count="3" meta:paragraph-count="67" meta:word-count="479" meta:character-count="3255"/>
    <dc:date>2011-12-14T15:18:50.88</dc:date>
    <dc:creator>Penn Libraries</dc:creator>
    <meta:editing-duration>PT00H09M04S</meta:editing-duration>
    <meta:editing-cycles>1</meta:editing-cycles>
    <meta:generator>OpenOffice.org/3.2$Win32 OpenOffice.org_project/320m12$Build-9483</meta:generator>
  </office:meta>
</office:document-meta>
</file>